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知っている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えてこむち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種族の名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ゼリーちゃん』と言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？　あ、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・・・な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説明を求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拍子抜け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ホッとした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安心して進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発しよう。</text:p>
          </table:table-cell>
          <table:table-cell table:style-name="ce0" office:value-type="string">
            <text:p>Map447</text:p>
          </table:table-cell>
          <table:table-cell table:style-name="ce0"/>
          <table:table-cell table:style-name="ce0" office:value-type="string">
            <text:p>Let's move out.</text:p>
          </table:table-cell>
          <table:table-cell table:number-columns-repeated="1020"/>
        </table:table-row>
        <table:table-row>
          <table:table-cell table:style-name="ce0" office:value-type="string">
            <text:p>つまんない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霧が濃くなってき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と桐生がい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それが問題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が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無事だとい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無事でよかった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？　魔物に襲われな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！　特に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なくて安心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、へえ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ば、キノコ・・・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な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フ！　知って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ソ教えん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3:07:14+01:00</meta:creation-date>
    <dc:date>2019-12-07T13:0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